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style:font-name="Times New Roman" fo:font-size="11pt" style:font-name-asian="Menlo-Regular" style:font-size-asian="11pt" style:font-name-complex="Menlo-Regular" style:font-size-complex="11pt"/>
    </style:style>
    <style:style style:name="T1" style:family="text">
      <style:text-properties style:font-name="Menlo-Regula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or.jar</text:p>
      <text:p text:style-name="P1"/>
      <text:list xml:id="list7560726866230007803" text:style-name="L1">
        <text:list-item>
          <text:p text:style-name="P2">Generar un jar</text:p>
          <text:list>
            <text:list-item>
              <text:p text:style-name="P2">Ir al directorio del proyecto y en el terminal</text:p>
            </text:list-item>
            <text:list-item>
              <text:p text:style-name="P2">mvn clean install</text:p>
            </text:list-item>
            <text:list-item>
              <text:p text:style-name="P2">al finalizar el proceso el jar esta dentro de la carpeta target en el directorio del proyecto</text:p>
            </text:list-item>
          </text:list>
        </text:list-item>
        <text:list-item>
          <text:p text:style-name="P2">Copiar el jar al escritorio</text:p>
        </text:list-item>
        <text:list-item>
          <text:p text:style-name="P2">Cambiar le nombre del jar por jon-gestor-v0.0.1.jar</text:p>
        </text:list-item>
        <text:list-item>
          <text:p text:style-name="P2">Abrir el termina en el escritorio y escribir</text:p>
          <text:list>
            <text:list-item>
              <text:p text:style-name="P3">scp -r -i /Users/jonny/.ssh/id_rsa /Users/jonny/Desktop/jon-gestor-v0.0.1.jar <text:a xlink:type="simple" xlink:href="mailto:root@gestor.djmrbug.com" text:style-name="Internet_20_link" text:visited-style-name="Visited_20_Internet_20_Link">root@gestor.djmrbug.com</text:a>:/root/jon-gestor</text:p>
            </text:list-item>
            <text:list-item>
              <text:p text:style-name="P4">Tras escribir la contraseña el archivo se subira la servidor</text:p>
            </text:list-item>
          </text:list>
        </text:list-item>
        <text:list-item>
          <text:p text:style-name="P4">Conectarte al servidor con ssh <text:a xlink:type="simple" xlink:href="mailto:root@gestor.djmrbug.com" text:style-name="Internet_20_link" text:visited-style-name="Visited_20_Internet_20_Link">root@gestor.djmrbug.com</text:a></text:p>
        </text:list-item>
        <text:list-item>
          <text:p text:style-name="P4">Entrar en la carpeta jon-gestor</text:p>
        </text:list-item>
        <text:list-item>
          <text:p text:style-name="P4">ejecutar el jar con el comando: </text:p>
          <text:list>
            <text:list-item>
              <text:p text:style-name="P3">nohup java -jar jon-gestor-v0.0.1.jar &gt; output.log &amp;</text:p>
            </text:list-item>
            <text:list-item>
              <text:p text:style-name="P4">ver el log del proceso con: <text:span text:style-name="T1">tail -n 100 -f output.log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 mikel ollo</meta:initial-creator>
    <meta:creation-date>2020-05-26T13:16:23</meta:creation-date>
    <meta:document-statistic meta:table-count="0" meta:image-count="0" meta:object-count="0" meta:page-count="1" meta:paragraph-count="15" meta:word-count="118" meta:character-count="730"/>
    <dc:date>2020-05-26T13:22:39</dc:date>
    <dc:creator>jon mikel ollo</dc:creator>
    <meta:editing-duration>PT6M16S</meta:editing-duration>
    <meta:editing-cycles>1</meta:editing-cycles>
    <meta:generator>OpenOffice/4.1.1$Unix OpenOffice.org_project/411m6$Build-9775</meta:generator>
  </office:meta>
</office:document-meta>
</file>